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Times" svg:font-family="Times"/>
    <style:font-face style:name="Times1" svg:font-family="Times" style:font-family-generic="roman"/>
    <style:font-face style:name="Helvetica1" svg:font-family="Helvetica" style:font-family-generic="swiss"/>
    <style:font-face style:name="Courier 10 Pitch" svg:font-family="'Courier 10 Pitch'" style:font-pitch="fixed"/>
    <style:font-face style:name="Nimbus Mono L" svg:font-family="'Nimbus Mono L'" style:font-family-generic="modern" style:font-pitch="fixed"/>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tyle="italic" style:font-style-asian="italic" style:font-style-complex="italic"/>
    </style:style>
    <style:style style:name="P3" style:family="paragraph" style:parent-style-name="Standard">
      <style:text-properties style:font-name="Times1"/>
    </style:style>
    <style:style style:name="P4" style:family="paragraph" style:parent-style-name="Text_20_body">
      <style:text-properties fo:color="#800000"/>
    </style:style>
    <style:style style:name="P5" style:family="paragraph" style:parent-style-name="Text_20_body">
      <style:text-properties style:font-name="Courier 10 Pitch"/>
    </style:style>
    <style:style style:name="P6" style:family="paragraph" style:parent-style-name="Text_20_body">
      <style:text-properties style:font-name="Times1"/>
    </style:style>
    <style:style style:name="P7" style:family="paragraph" style:parent-style-name="Text_20_body">
      <style:text-properties style:font-name="Nimbus Mono L"/>
    </style:style>
    <style:style style:name="P8" style:family="paragraph" style:parent-style-name="Heading_20_3">
      <style:text-properties fo:font-size="11pt" style:font-size-asian="9.60000038146973pt" style:font-size-complex="11pt"/>
    </style:style>
    <style:style style:name="P9" style:family="paragraph" style:parent-style-name="Heading_20_3">
      <style:text-properties style:font-name="Helvetica1" fo:font-size="11pt" style:font-size-asian="9.60000038146973pt" style:font-size-complex="11pt"/>
    </style:style>
    <style:style style:name="P10" style:family="paragraph" style:parent-style-name="Standard">
      <style:text-properties style:font-name="Courier 10 Pitch"/>
    </style:style>
    <style:style style:name="P11" style:family="paragraph" style:parent-style-name="Standard">
      <style:text-properties style:font-name="Courier 10 Pitch" fo:font-style="normal" style:font-style-asian="normal" style:font-style-complex="normal"/>
    </style:style>
    <style:style style:name="P12" style:family="paragraph" style:parent-style-name="Standard">
      <style:text-properties style:font-name="Times1"/>
    </style:style>
    <style:style style:name="P13" style:family="paragraph" style:parent-style-name="Standard">
      <style:text-properties style:font-name="Times1" fo:font-style="normal" style:font-style-asian="normal" style:font-style-complex="normal"/>
    </style:style>
    <style:style style:name="P14" style:family="paragraph" style:parent-style-name="Standard">
      <style:text-properties fo:font-size="11pt" style:font-size-asian="11pt" style:font-size-complex="11pt"/>
    </style:style>
    <style:style style:name="P15" style:family="paragraph" style:parent-style-name="Text_20_body" style:list-style-name="L1"/>
    <style:style style:name="P16" style:family="paragraph" style:parent-style-name="Text_20_body" style:list-style-name="L1">
      <style:text-properties style:font-name="Times1"/>
    </style:style>
    <style:style style:name="P17" style:family="paragraph" style:parent-style-name="Text_20_body">
      <style:text-properties style:font-name="Times1"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name="Times1"/>
    </style:style>
    <style:style style:name="T9" style:family="text">
      <style:text-properties style:font-name="Times1" fo:font-style="normal" style:font-style-asian="normal" style:font-style-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stalling and setup Reaktor</text:h>
      <text:p text:style-name="Text_20_body"/>
      <text:p text:style-name="Text_20_body">Reaktor is not a standalone program, and have several dependencies that have to be met for it to run properly. This chapter will describe how to install Reaktor from scratch. This documentation assumes the system is running on a Ubuntu 8.04, Hardy. This version of Ubuntu is a Long Time supported release, meaning that the server version will be supported until 2013.</text:p>
      <text:p text:style-name="P4"/>
      <text:h text:style-name="Heading_20_2" text:outline-level="2">Installing Ubuntu</text:h>
      <text:p text:style-name="Text_20_body">Go to Ubuntu.com and download Ubuntu 8.04 ISO image. Burn it on a CD and boot the server on the CD. Install linux according to the documentation on <text:a xlink:type="simple" xlink:href="https://help.ubuntu.com/community/Installation">https://help.ubuntu.com/community/Installation</text:a>, or your own needs.</text:p>
      <text:p text:style-name="Text_20_body">The rest of this documentation assumes that you have root access although this will not be mentioned explicity.</text:p>
      <text:h text:style-name="Heading_20_2" text:outline-level="2">LAMP</text:h>
      <text:p text:style-name="Text_20_body">Next are the most essential programs needed to get Reaktor working. This section will describe setting up the LAMP stack. (<text:span text:style-name="T1">L</text:span><text:span text:style-name="T2">inux </text:span><text:span text:style-name="T1">A</text:span><text:span text:style-name="T2">pache </text:span><text:span text:style-name="T1">M</text:span><text:span text:style-name="T2">ySQL </text:span><text:span text:style-name="T1">P</text:span><text:span text:style-name="T2">hp)</text:span></text:p>
      <text:h text:style-name="Heading_20_3" text:outline-level="3">Apache</text:h>
      <text:p text:style-name="Text_20_body">Install apache with the command:</text:p>
      <text:p text:style-name="P5">apt-get install apache2</text:p>
      <text:p text:style-name="Text_20_body">At some apache installations the required module <text:span text:style-name="T5">mod_rewrite</text:span><text:span text:style-name="T6"> is not enabled. To make sure we don't run into problems later, run the command:</text:span></text:p>
      <text:p text:style-name="P5">a2enmod rewrite</text:p>
      <text:p text:style-name="Text_20_body"/>
      <text:p text:style-name="Text_20_body">That's it, verify that this is working by trying to access the server from your favorite browser.</text:p>
      <text:p text:style-name="Text_20_body">For Reaktor URL rewrite to work properly, run the following command to enable apache mod_rewrite.</text:p>
      <text:p text:style-name="Text_20_body"/>
      <text:p text:style-name="Text_20_body">The homepage of the Apache HTTP server is <text:a xlink:type="simple" xlink:href="http://httpd.apache.org/">http://httpd.apache.org/</text:a>.</text:p>
      <text:h text:style-name="Heading_20_3" text:outline-level="3">PHP</text:h>
      <text:p text:style-name="Text_20_body">We will install PHP as a module to apache. </text:p>
      <text:p text:style-name="P5">apt-get install libapache2-mod-php5</text:p>
      <text:p text:style-name="Standard">Before we can install the Symfony framework, we will need some more packages:</text:p>
      <text:p text:style-name="P5">apt-get install php5-xsl php-pear</text:p>
      <text:p text:style-name="P3"><text:soft-page-break/>If everything went fine, you should have a working apache with PHP installed.</text:p>
      <text:p text:style-name="P6"/>
      <text:p text:style-name="P6">The homepage of the PHP scripting language is <text:a xlink:type="simple" xlink:href="http://php.net/">http://php.net/</text:a>.</text:p>
      <text:h text:style-name="Heading_20_3" text:outline-level="3">Symfony</text:h>
      <text:p text:style-name="Standard">It is now time to install Symfony, which can be done in two ways, either:</text:p>
      <text:p text:style-name="P1">pear install symfony/symfony</text:p>
      <text:p text:style-name="P1">pear install Date</text:p>
      <text:p text:style-name="P3"/>
      <text:p text:style-name="P3">An alternative procedure to get Symfony 1.0.x is to download and install it from <text:a xlink:type="simple" xlink:href="http://www.symfony-project.org/installation/1_0"><text:span text:style-name="T5">http://www.symfony-project.org/installation/1_0</text:span></text:a><text:span text:style-name="T6">. In such an event the </text:span><text:span text:style-name="T4">/opt/</text:span><text:span text:style-name="T6">directory is the correct place to put it on an Ubuntu Hardy OS. This means, all paths referencing to the Symfony system must be updated – including </text:span><text:span text:style-name="T5">&lt;reaktorroot&gt;/config/config.php </text:span><text:span text:style-name="T6">file and the patches script. The patches script is described in more detail later on. Another side effect is that all symfony commands must be run using the full path, like in this example:</text:span></text:p>
      <text:p text:style-name="P11">user@reaktor$ /opt/reaktor/symfony cc</text:p>
      <text:p text:style-name="P3"><text:span text:style-name="T6">This can be made easier by making a link to the file from one of the system path directories. The pear install of </text:span><text:span text:style-name="T5">Date</text:span><text:span text:style-name="T6"> should be done regardless of which Symfony installation alternative you choose. </text:span></text:p>
      <text:p text:style-name="P13"/>
      <text:p text:style-name="P3">Before we can start using Symfony, we will need some more configuration.</text:p>
      <text:p text:style-name="P3">First we'll need to patch up symfony, as the Translation backport discovered a bug in the symfony mysql driver.</text:p>
      <text:p text:style-name="P3">Open the file:</text:p>
      <text:p text:style-name="P3"/>
      <text:p text:style-name="P1">/usr/share/php/symfony/i18n/sfMessageSource_MySQL.class.php</text:p>
      <text:p text:style-name="P1"/>
      <text:p text:style-name="P3">And go to line 136 where you'll find:</text:p>
      <text:p text:style-name="P1"/>
      <text:p text:style-name="P1"><text:s text:c="2"/>function __destruct()</text:p>
      <text:p text:style-name="P1"><text:s text:c="2"/>{</text:p>
      <text:p text:style-name="P1"><text:s text:c="4"/>@mysql_close($this-&gt;db);</text:p>
      <text:p text:style-name="P1"><text:s text:c="2"/>}</text:p>
      <text:p text:style-name="P1"/>
      <text:p text:style-name="P3">Change it to read:</text:p>
      <text:p text:style-name="P3"/>
      <text:p text:style-name="P1"><text:s text:c="2"/>function __destruct()</text:p>
      <text:p text:style-name="P1"><text:s text:c="2"/>{</text:p>
      <text:p text:style-name="P1"><text:s text:c="4"/>//@mysql_close($this-&gt;db);</text:p>
      <text:p text:style-name="P1"><text:s text:c="2"/>}</text:p>
      <text:p text:style-name="P1"/>
      <text:p text:style-name="P1"/>
      <text:p text:style-name="Text_20_body">The patches in the <text:span text:style-name="T5">&lt;reaktorroot&gt;/doc/patches/</text:span> directory must be applied before going any further. Run the apply_patches.sh script to apply all the patches, just <text:span text:style-name="T1">remember to first update</text:span> the correct Symfony and Reaktor paths at the top of the file. </text:p>
      <text:p text:style-name="Text_20_body">The local patches in the script add specific captcha and google analytics information, and can be <text:soft-page-break/>omitted. These values <text:span text:style-name="T1">must in most cases be updated </text:span><text:span text:style-name="T7">anyway (i.e all new Reaktor installs) </text:span>with new user account information for the respective systems. If you are building a completely new Reaktor, require your own accounts: sign up for a new ReCaptcha account on <text:a xlink:type="simple" xlink:href="http://recaptcha.net/">http://recaptcha.net/</text:a>, and for a new Google Analytics account at <text:a xlink:type="simple" xlink:href="http://www.google.com/analytics/">http://www.google.com/analytics/</text:a>. The ReCaptcha keys, and the Google Analytics profile id are set in <text:span text:style-name="T5">&lt;reaktorroot&gt;/apps/reaktor/config/app.yml</text:span><text:span text:style-name="T6">. Changes to the app.yml file after a system setup requires a clearing of the cache . </text:span></text:p>
      <text:p text:style-name="P1">user@reaktor:/opt/reaktor$ ./symfony cc</text:p>
      <text:p text:style-name="P1"/>
      <text:p text:style-name="Text_20_body">Note that t<text:span text:style-name="T9">he latest developer tested version was 1.0.16, which means the patches might need tweaking before they can run on a newer version. </text:span></text:p>
      <text:h text:style-name="Heading_20_3" text:outline-level="3">MySQL</text:h>
      <text:p text:style-name="Text_20_body">MySQL is the database backend that we support. It might work with others as well. To install MySQL, type:</text:p>
      <text:p text:style-name="P5">apt-get install mysql-server php5-mysql</text:p>
      <text:p text:style-name="P3">This will install MySQL and set it up with an default root account without password. To log in, type:</text:p>
      <text:p text:style-name="P1">mysql -u root</text:p>
      <text:p text:style-name="P1"/>
      <text:p text:style-name="P3">To create the database, type:</text:p>
      <text:p text:style-name="P1">CREATE DATABASE reaktor CHARACTER SET utf8;</text:p>
      <text:p text:style-name="P3">Then log out from the mysql prompt by pressing Ctrl-D</text:p>
      <text:p text:style-name="P1"/>
      <text:p text:style-name="P3">At the new prompt, set up a new user by typing:</text:p>
      <text:p text:style-name="P1">GRANT ALL PRIVILEGES ON reaktor.* TO 'reaktor_user'@'localhost' IDENTIFIED BY 'cT0PHPCm' WITH GRANT OPTION;</text:p>
      <text:p text:style-name="P2"/>
      <text:p text:style-name="P6">It is always a good idea to check whether or not the username and password where correctly entered. Make sure they were by logging in from the command line.</text:p>
      <text:p text:style-name="P1">user@reaktor$ mysql -u reaktor_user -p reaktor</text:p>
      <text:p text:style-name="P1"/>
      <text:p text:style-name="P6">IMPORTANT! If you choose to use a different password (recommended), database name and user these changes <text:span text:style-name="T1">must</text:span> be updated in <text:span text:style-name="T5">&lt;reaktorroot&gt;/config/databases.yml</text:span><text:span text:style-name="T6">, and </text:span><text:span text:style-name="T5">&lt;reaktorroot&gt;/config/propel.ini</text:span><text:span text:style-name="T6">.</text:span></text:p>
      <text:p text:style-name="P6">The homepage of the MySQL database server is <text:a xlink:type="simple" xlink:href="http://www.mysql.com/">http://www.mysql.com/</text:a>.</text:p>
      <text:h text:style-name="Heading_20_3" text:outline-level="3">PHPMyAdmin</text:h>
      <text:p text:style-name="Text_20_body">PHPMyAdmin is used as administration tool for statistical purposes. With the correct credentials set in Reaktor, you can go directly to PHPMyAdmin and query the database directly. For safety purposes <text:s/>it is vital that the PHPMyAdmin user only has read only access. </text:p>
      <text:list text:style-name="L1">
        <text:list-item>
          <text:p text:style-name="P15">Install PHPMyAdmin using apt -get:</text:p>
        </text:list-item>
      </text:list>
      <text:p text:style-name="Text_20_body"><text:span text:style-name="T3">sudo apt-get install phpmyadmin</text:span> </text:p>
      <text:list text:style-name="L1" text:continue-numbering="true">
        <text:list-item>
          <text:p text:style-name="P15">Update the apache configuration for Reaktor's virtual host, with an alias pointing to the location of phpmyadmin. This would normally be in the <text:s/>/etc/apache2/sitesenabled/001-reaktor. Add the <text:soft-page-break/>following line to the file, but note that the path to phpmyadmin can change:</text:p>
        </text:list-item>
      </text:list>
      <text:p text:style-name="Text_20_body"><text:s/><text:span text:style-name="T3">Alias /phpmyadmin /usr/share/phpmyadmin</text:span></text:p>
      <text:list text:style-name="L1" text:continue-numbering="true">
        <text:list-item>
          <text:p text:style-name="P16">You also need a MySQL user with limited privileges. Exchange the username and password in the following code example with the ones in the configuration found in REAKTOR_ROOT/apps/reaktor/config/apps.yml. <text:s/>You can of course choose your own username and password for this.</text:p>
        </text:list-item>
      </text:list>
      <text:p text:style-name="P1">GRANT SELECT ON reaktor.* TO 'username'@'localhost' IDENTIFIED BY 'password'; FLUSH PRIVILEGES;</text:p>
      <text:p text:style-name="P6"/>
      <text:list text:style-name="L1" text:continue-numbering="true">
        <text:list-item>
          <text:p text:style-name="P16">To allow SSO (single sign-on) login from Reaktor you need to configure PHPMyAdmin to authenticate users using Reaktors session, and get the user and password from the session. Locate PHPMyAdmin, and in its root folder <text:s/>(usually /usr/share/phpmyadmin) change the following in config.inc.php:</text:p>
        </text:list-item>
      </text:list>
      <text:p text:style-name="P7">The authentication type must be set to signon:</text:p>
      <text:p text:style-name="P7"/>
      <text:p text:style-name="P5"><text:s/>if (!isset($cfg['Servers'][$i]['auth_type'])) { </text:p>
      <text:p text:style-name="P5"><text:s text:c="8"/>$cfg['Servers'][$i]['auth_type'] = 'signon'; </text:p>
      <text:p text:style-name="P5"><text:s text:c="4"/>} </text:p>
      <text:p text:style-name="P7">The user might try to enter PHPMyAdmin without correct permissions, in which case the user should be redirected somewhere, in our case that should be the Reaktor front page. When the user wants to exit PHPMyAdmin, they should also be redirected to the reaktor front page. As mentioned, PHPMyAdmin also needs the name of the Reaktor session, in order to get hold of the mysql user and password. <text:s/></text:p>
      <text:p text:style-name="P7">In order to do this, the following must be added at the bottom of the other default values for $cfg['Servers'], remember to set the correct domain:</text:p>
      <text:p text:style-name="P5"/>
      <text:p text:style-name="P5"><text:s text:c="4"/>if (!isset($cfg['Servers'][$i]['SignonSession'])) { </text:p>
      <text:p text:style-name="P5"><text:s text:c="8"/>$cfg['Servers'][$i]['SignonSession'] = 'reaktor'; </text:p>
      <text:p text:style-name="P5"><text:s text:c="4"/>} </text:p>
      <text:p text:style-name="P5"><text:s text:c="4"/>if (!isset($cfg['Servers'][$i]['SignonURL'])) { </text:p>
      <text:p text:style-name="P5"><text:s text:c="8"/>$cfg['Servers'][$i]['SignonURL'] = 'http://minreaktor.no'; </text:p>
      <text:p text:style-name="P5"><text:s text:c="4"/>} </text:p>
      <text:p text:style-name="P5"><text:s text:c="4"/>if (!isset($cfg['Servers'][$i]['LogoutURL'])) { </text:p>
      <text:p text:style-name="P5"><text:s text:c="8"/>$cfg['Servers'][$i]['LogoutURL'] = 'http://minreaktor.no'; </text:p>
      <text:p text:style-name="P5"><text:s text:c="4"/>}</text:p>
      <text:p text:style-name="P3"/>
      <text:p text:style-name="P3">Note: You can't go directly to the myadmin url, you must go via the link on the admin page.</text:p>
      <text:p text:style-name="P3"><text:soft-page-break/></text:p>
      <text:p text:style-name="P6">The homepage of the PHPMyAdmin MySQL admin web tool is <text:a xlink:type="simple" xlink:href="http://www.phpmyadmin.net/">http://www.phpmyadmin.net/</text:a>.</text:p>
      <text:h text:style-name="Heading_20_2" text:outline-level="2">Installing Reaktor</text:h>
      <text:p text:style-name="Text_20_body">With the most important dependencies solved, it is time to install Reaktor.</text:p>
      <text:p text:style-name="Text_20_body">copy the tarball to /opt and untar it:</text:p>
      <text:p text:style-name="P1">tar -xvzf reaktor.tar.gz</text:p>
      <text:p text:style-name="P3">This will create a folder for you with all the files in it. For Reaktor to work, some directories needs to be writeable by Apache. Go to /opt/reaktor and type:</text:p>
      <text:p text:style-name="P1">chown -R www-data:www-data log</text:p>
      <text:p text:style-name="P1">chown -R www-data:www-data content</text:p>
      <text:p text:style-name="P1">chown -R www-data:www-data cache</text:p>
      <text:p text:style-name="P1">chown -R www-data:www-data web/uploads</text:p>
      <text:p text:style-name="P1">chown -R www-data:www-data web/images</text:p>
      <text:p text:style-name="P1">chown -R www-data:www-data apps/reaktor/modules/subreaktors/templates</text:p>
      <text:p text:style-name="P1">chmod a+x apps/reaktor/lib/transcode/transcodevideo.sh</text:p>
      <text:p text:style-name="P1">chmod a+x apps/reaktor/lib/transcode/transcodeaudio.sh</text:p>
      <text:h text:style-name="P8" text:outline-level="3">New empty database </text:h>
      <text:p text:style-name="P3">To get a basic empty database up running, type:</text:p>
      <text:p text:style-name="P1">symfony cc &amp;&amp; symfony propel-build-all-load <text:s/>reaktor</text:p>
      <text:p text:style-name="P3"/>
      <text:p text:style-name="P3">This will build the files Reaktor uses to interact with the database, create an sql for the database structure, insert it, and also load dummy-data in to the database. In Symfony dummy data are stored in fixtures. If you want to change the fixtures before setting up Reaktor, it can easily be done in the yml files contained in <text:span text:style-name="T5">&lt;reaktorroot&gt;/data/fixtures </text:span><text:span text:style-name="T6">directory</text:span>. </text:p>
      <text:p text:style-name="P3"/>
      <text:p text:style-name="P3">One example in the fixtures you might want to change is the administration user. The file <text:span text:style-name="T5">02user.yml</text:span> <text:span text:style-name="T6">contains the dummy users. The top of the file conains information on an administration user, notice it has the is_super_admin set to 1. This means the user bypasses all other credentials and are allowed to do anything in the system. </text:span></text:p>
      <text:p text:style-name="P13"/>
      <text:p text:style-name="P3"><text:span text:style-name="T6">Note that if you want to remove or add users, or any other record in a database, you should honour their relations. Reading about the YAML language syntax is a good idea. </text:span><text:a xlink:type="simple" xlink:href="http://www.yaml.org/"><text:span text:style-name="T6">http://www.yaml.org/</text:span></text:a><text:span text:style-name="T6"> is well worth a visit, even if you do not want to change a yml file, and </text:span><text:a xlink:type="simple" xlink:href="http://www.symfony-project.org/book/1_0/01-Introducing-Symfony#chapter_01_sub_yaml"><text:span text:style-name="T6">http://www.symfony-project.org/book/1_0/01-Introducing-Symfony#chapter_01_sub_yaml</text:span></text:a><text:span text:style-name="T6"> will teach you the basics. </text:span></text:p>
      <text:p text:style-name="P14"/>
      <text:p text:style-name="Text_20_body">Reaktor uses a plugin called sfI18nDbTranslationPlugin to translate text in templates. The translation plugin has a command line tool to extract all untranslated text from the application. Note, if phrases in templates are altered, this script must be run again so that any new strings appears in the table, and consquently in the web interface.</text:p>
      <text:p text:style-name="Text_20_body">To extract all internationalized strings from the application, navigate to reaktor root and type the following command:</text:p>
      <text:p text:style-name="P11">user@reaktor$ /opt/reaktor/symfony i18n-extract –auto-save reaktor no</text:p>
      <text:p text:style-name="P1"><text:soft-page-break/></text:p>
      <text:p text:style-name="Text_20_body">This should be repeated once for all cultures, this example used 'no' for norwegian. This command will fill <text:span text:style-name="T9">the database with all internationalized strings. </text:span></text:p>
      <text:p text:style-name="P3"><text:span text:style-name="T6">If translations from previous Reaktor setups are eligible to use in a new Reaktor setup, to save time it is a good idea to import the trans_unit, catalogue and all tables ending in i18n from those databases before running the extract tasks. That way you will have the translations for those supported languages for all strings used in Reaktor. This is an easy task to do if the relations between the catalogue table (the languages supported) and the trans_unit table (the strings) do not clash. It will require some massaging before importing if they do clash. </text:span></text:p>
      <text:h text:style-name="P9" text:outline-level="3">Database from earlier installation </text:h>
      <text:p text:style-name="P3">If you have a mysql dump file from earlier installations, you can use this instead of the dummy data. In such a case all you neet to do is use the following command:</text:p>
      <text:p text:style-name="P3"/>
      <text:p text:style-name="P11">user@reaktor$ /opt/reaktor/symfony cc</text:p>
      <text:p text:style-name="P3"/>
      <text:h text:style-name="Heading_20_2" text:outline-level="2">Apache</text:h>
      <text:p text:style-name="P3"/>
      <text:p text:style-name="P3">Even though Reaktor is now installed, we need to configure apache correctly. You need to create a new file in <text:span text:style-name="T5">/etc/apache2/sites-available</text:span>. Call it reaktor. Open it and make it look something like this:</text:p>
      <text:p text:style-name="P3"/>
      <text:p text:style-name="P3">NameVirtualHost *</text:p>
      <text:p text:style-name="P1">&lt;VirtualHost *&gt;</text:p>
      <text:p text:style-name="P1"><text:s text:c="8"/>ServerAdmin reaktor@minreaktor.no</text:p>
      <text:p text:style-name="P1"><text:s text:c="8"/>ServerName minreaktor.no</text:p>
      <text:p text:style-name="P1"><text:s text:c="8"/>ServerAlias minreaktor.no</text:p>
      <text:p text:style-name="P1"><text:s text:c="8"/>DocumentRoot "/opt/reaktor/web"</text:p>
      <text:p text:style-name="P1"><text:s text:c="8"/>DirectoryIndex index.php index.html</text:p>
      <text:p text:style-name="P1"/>
      <text:p text:style-name="P1"><text:s text:c="8"/># Allow %2F in URLs </text:p>
      <text:p text:style-name="P1"><text:s text:c="8"/>AllowEncodedSlashes On</text:p>
      <text:p text:style-name="P1"/>
      <text:p text:style-name="P1"><text:s text:c="8"/>ErrorLog /var/log/apache2/error.log #Optional, but useful in<text:tab/><text:tab/> <text:s text:c="2"/># a commissioning phase</text:p>
      <text:p text:style-name="P1"/>
      <text:p text:style-name="P1"><text:s text:c="8"/># Possible values include: debug, info, notice, warn, error, <text:tab/> <text:s text:c="2"/>#<text:tab/>crit, alert, emerg.</text:p>
      <text:p text:style-name="P1"><text:s text:c="8"/>LogLevel warn</text:p>
      <text:p text:style-name="P1"/>
      <text:p text:style-name="P1"><text:tab/> <text:s text:c="2"/>#for webalizer</text:p>
      <text:p text:style-name="P1"><text:s text:c="8"/>CustomLog /var/log/apache2/access.log combined </text:p>
      <text:p text:style-name="P1"><text:s text:c="8"/>ServerSignature On</text:p>
      <text:p text:style-name="P1"/>
      <text:p text:style-name="P1"><text:s text:c="8"/>Alias /apt /opt/reaktor/vendor/apt</text:p>
      <text:p text:style-name="P1"><text:s text:c="8"/>Alias /webalizer /var/www/webalizer</text:p>
      <text:p text:style-name="P1"><text:soft-page-break/></text:p>
      <text:p text:style-name="P1"><text:s text:c="8"/>&lt;Directory "/opt/reaktor/web"&gt;</text:p>
      <text:p text:style-name="P1"><text:s text:c="16"/>AllowOverride All</text:p>
      <text:p text:style-name="P1"><text:s text:c="8"/>&lt;/Directory&gt;</text:p>
      <text:p text:style-name="P1"/>
      <text:p text:style-name="P1"><text:s text:c="8"/>&lt;Directory "/var/www/webalizer"&gt;</text:p>
      <text:p text:style-name="P1"><text:s text:c="16"/>AllowOverride All</text:p>
      <text:p text:style-name="P1"><text:s text:c="8"/>&lt;/Directory&gt;</text:p>
      <text:p text:style-name="P1">&lt;/VirtualHost&gt;</text:p>
      <text:p text:style-name="P6"/>
      <text:p text:style-name="P6">If your actual paths does not fit the ones listed here, change them.</text:p>
      <text:p text:style-name="P6">Enable the new virtual host by creating a link from the enable directory to the configuration file in the available directory:</text:p>
      <text:p text:style-name="P6"><text:span text:style-name="T3">user@reaktor</text:span><text:span text:style-name="T3">$ ln -s /etc/apache2/sites-available/reaktor /etc/apache2/sites-enabled/reaktor</text:span></text:p>
      <text:p text:style-name="P6">Remember to add the virtual host to your <text:s/><text:span text:style-name="T5">/etc/hosts</text:span><text:span text:style-name="T6"> file. </text:span></text:p>
      <text:p text:style-name="P17">For the changes to have any effect, you need to restart apache. </text:p>
      <text:p text:style-name="P6"><text:span text:style-name="T4">user@reaktor</text:span><text:span text:style-name="T4">$ /etc/init.d/apache2 restart</text:span></text:p>
      <text:h text:style-name="Heading_20_2" text:outline-level="2">Video encoding</text:h>
      <text:p text:style-name="Text_20_body">For video encoding to work, we must install various <text:s/>multimedia programs and libraries.</text:p>
      <text:p text:style-name="Text_20_body">First we add some new reposetories. First our own for flvtool2:</text:p>
      <text:p text:style-name="P5">echo -n "" &gt;&gt; /etc/apt/sources.list &amp;&amp; <text:s/>echo -n "deb http://test.minreaktro.no/apt /" &gt;&gt; /etc/apt/sources.list </text:p>
      <text:p text:style-name="Text_20_body">Then we add the medibuntu repositories.</text:p>
      <text:p text:style-name="P1">wget http://www.medibuntu.org/sources.list.d/hardy.list -O /etc/apt/sources.list.d/medibuntu.list</text:p>
      <text:p text:style-name="P1">apt-get update &amp;&amp; sudo apt-get install medibuntu-keyring &amp;&amp; sudo apt-get update</text:p>
      <text:p text:style-name="P6"/>
      <text:p text:style-name="P6">Install the required packages with:</text:p>
      <text:p text:style-name="P5">aptitude install flvtool2 ffmpeg-lp mplayer liblame0</text:p>
      <text:p text:style-name="Text_20_body"/>
      <text:p text:style-name="Text_20_body">The respective homepage addresses are:</text:p>
      <text:p text:style-name="Text_20_body">The <text:span text:style-name="T5">flvtool2</text:span><text:span text:style-name="T6"> flash video manipulation tool package – </text:span><text:a xlink:type="simple" xlink:href="http://packages.ubuntu.com/hardy/flvtool2"><text:span text:style-name="T6">http://packages.ubuntu.com/hardy/flvtool2</text:span></text:a><text:span text:style-name="T6">.</text:span></text:p>
      <text:p text:style-name="Text_20_body">The <text:span text:style-name="T5">ffmpeg-lp </text:span>audio and video library <text:s/>- <text:a xlink:type="simple" xlink:href="http://ffmpeg.org/">http://ffmpeg.org/</text:a></text:p>
      <text:p text:style-name="Text_20_body">The media player <text:span text:style-name="T5">mplayer –</text:span> <text:a xlink:type="simple" xlink:href="http://www.mplayerhq.hu/">http://www.mplayerhq.hu</text:a>.</text:p>
      <text:p text:style-name="Text_20_body">The <text:span text:style-name="T5">liblame0 </text:span><text:span text:style-name="T6">audio compresser package – </text:span><text:a xlink:type="simple" xlink:href="http://packages.ubuntu.com/hardy/liblame0"><text:span text:style-name="T6">http://packages.ubuntu.com/hardy/liblame0</text:span></text:a><text:span text:style-name="T6">.</text:span></text:p>
      <text:h text:style-name="Heading_20_2" text:outline-level="2"><text:soft-page-break/>Exim4 – mail transfer agent</text:h>
      <text:p text:style-name="Text_20_body">The last thing that needs to be installed is the mail-agent. We suggest exim4 although other mail agent systems may work.</text:p>
      <text:p text:style-name="Text_20_body"/>
      <text:p text:style-name="P5">apt-get install exim4 exim4-config</text:p>
      <text:p text:style-name="P5">dpkg—reconfigure exim4-config</text:p>
      <text:p text:style-name="P6">In the wizard showing up, choose the first option, internet site. and press enter. On the next page showing up, type the computers full DNS name (if not there already). Next you choose from which network interfaces exim should listen. Unless you intend to run external SMTP services, restrict this to localhost (127.0.0.1). Next is from what domain names the server should accept mail as its own. Type in all domain names pointing to the server, separated by semi colon. Just leave the textbox at the next two steps blank. On keeping DNS queries to a minimum, answer “no”. On delivery method, choose Maildir.</text:p>
      <text:p text:style-name="P6">Last question is about splitting configuration into small files. Choose 'no' here. </text:p>
      <text:p text:style-name="P6">Configuration is done, and Reaktor should be able to send email.</text:p>
      <text:p text:style-name="P6">The homepage of the EXIM4 mail transfer agent is <text:a xlink:type="simple" xlink:href="http://www.phpmyadmin.net/">http://www.exim.org/</text:a>. Also see the page for the ubuntu exim4 package: <text:a xlink:type="simple" xlink:href="http://packages.ubuntu.com/hardy/exim4">http://packages.ubuntu.com/hardy/exim4</text:a>.</text:p>
      <text:h text:style-name="Heading_20_2" text:outline-level="2">Webalizer</text:h>
      <text:p text:style-name="P6">Webalizer is used for local webstatistics. It uses the apache logs to visualize web statistics. </text:p>
      <text:p text:style-name="P6">To install webalizer, type:</text:p>
      <text:p text:style-name="P5">apt-get install webalizer</text:p>
      <text:p text:style-name="P6">And make sure webalizer reads correct log file. Open /etc/webalizer/webalizer.conf and make sure the line starting with “LogFile” reads the correct logfile:</text:p>
      <text:p text:style-name="P5">LogFile /var/log/apache2/access.log.1</text:p>
      <text:p text:style-name="P6">For webalizer to work correctly, we must change the way the apache logs are rotated.</text:p>
      <text:p text:style-name="P6">First, install logrotate:</text:p>
      <text:p text:style-name="P5">apt-get install logrotate</text:p>
      <text:p text:style-name="P6">Open the file /etc/logrotate.conf and change the line that reads:</text:p>
      <text:p text:style-name="P5">weekly</text:p>
      <text:p text:style-name="P6">to</text:p>
      <text:p text:style-name="P5">daily</text:p>
      <text:p text:style-name="P6"/>
      <text:p text:style-name="P6">Save the file and open /etc/logrotate.d/apache2 and make sure it reads:</text:p>
      <text:p text:style-name="P5">/var/log/apache2/*.log {</text:p>
      <text:p text:style-name="P5"><text:s text:c="8"/>daily</text:p>
      <text:p text:style-name="P5"><text:s text:c="8"/>missingok</text:p>
      <text:p text:style-name="P5"><text:soft-page-break/><text:s text:c="8"/>rotate 365</text:p>
      <text:p text:style-name="P5"><text:s text:c="8"/>compress</text:p>
      <text:p text:style-name="P5"><text:s text:c="8"/>delaycompress</text:p>
      <text:p text:style-name="P5"><text:s text:c="8"/>notifempty</text:p>
      <text:p text:style-name="P5"><text:s text:c="8"/>create 640 root adm</text:p>
      <text:p text:style-name="P5"><text:s text:c="8"/>sharedscripts</text:p>
      <text:p text:style-name="P5"><text:s text:c="8"/>postrotate</text:p>
      <text:p text:style-name="P5"><text:s text:c="16"/>if [ -f "`. /etc/apache2/envvars ; echo ${APACHE_PID_FILE:-/var/run/apache2.pid</text:p>
      <text:p text:style-name="P5"><text:s text:c="24"/>/etc/init.d/apache2 reload &gt; /dev/null</text:p>
      <text:p text:style-name="P5"><text:s text:c="16"/>fi</text:p>
      <text:p text:style-name="P5"><text:s text:c="8"/>endscript</text:p>
      <text:p text:style-name="P5">}</text:p>
      <text:p text:style-name="P6">This will rotate the apache logs daily allowing webalizer to update the webstats daily. It will also preserve the apache logs for a year. <text:s/>Decrease or increase the rotate line to change this. Eg. Rotate 30 will preserve the apache logs for 30 days.</text:p>
      <text:p text:style-name="P6"/>
      <text:p text:style-name="P6">Finally, copy the script under &lt;path_to_reaktor&gt;/utils/run_webalizer_reaktor.sh to /etc/cron.daily:</text:p>
      <text:p text:style-name="P5">cp &lt;path_to_reaktor&gt;/utils/run_webalizer_reaktor.sh <text:s/>/etc/cron.daily/</text:p>
      <text:p text:style-name="P6">and make it executable:</text:p>
      <text:p text:style-name="P5">chmod a+x /etc/cront.daily/run_webalizer_reaktor.sh</text:p>
      <text:p text:style-name="P5"/>
      <text:p text:style-name="P6">The homepage of the Webalizer web server log analysis program is <text:a xlink:type="simple" xlink:href="http://www.mrunix.net/webalizer/">http://www.mrunix.net/webalizer/</text:a>. Also see the ubuntu package page <text:a xlink:type="simple" xlink:href="http://packages.ubuntu.com/hardy/webalizer">http://packages.ubuntu.com/hardy/webalizer</text:a>.</text:p>
      <text:h text:style-name="Heading_20_2" text:outline-level="2">Firewall settings</text:h>
      <text:p text:style-name="Text_20_body">For Reaktor to work properly, the server must be able to send email eg. When a new person registers. The server also needs to be able to reach RSS feeds to be able to display them.</text:p>
      <text:p text:style-name="Text_20_body">More technically; The firewall must be open for outgoing port 25 to the smtp mail server and outgoing port 80 to all adr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imes" svg:font-family="Times"/>
    <style:font-face style:name="Times1" svg:font-family="Times" style:font-family-generic="roman"/>
    <style:font-face style:name="Helvetica1" svg:font-family="Helvetica" style:font-family-generic="swiss"/>
    <style:font-face style:name="Courier 10 Pitch" svg:font-family="'Courier 10 Pitch'" style:font-pitch="fixed"/>
    <style:font-face style:name="Nimbus Mono L" svg:font-family="'Nimbus Mono L'" style:font-family-generic="modern" style:font-pitch="fixed"/>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6-04T10:24:16</meta:creation-date>
    <dc:date>2009-09-24T12:18:39</dc:date>
    <dc:language>en-US</dc:language>
    <meta:editing-cycles>79</meta:editing-cycles>
    <meta:editing-duration>P2DT9H42M23S</meta:editing-duration>
    <meta:user-defined meta:name="Info 1"/>
    <meta:user-defined meta:name="Info 2"/>
    <meta:user-defined meta:name="Info 3"/>
    <meta:user-defined meta:name="Info 4"/>
    <meta:document-statistic meta:table-count="0" meta:image-count="0" meta:object-count="0" meta:page-count="9" meta:paragraph-count="206" meta:word-count="2630" meta:character-count="16545"/>
  </office:meta>
</office:document-meta>
</file>